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 svg:font-family="Calibri" style:font-family-generic="swiss"/>
    <style:font-face style:name="Lucida Sans1" svg:font-family="'Lucida Sans'" style:font-family-generic="swiss"/>
    <style:font-face style:name="Courier New" svg:font-family="'Courier New'" style:font-family-generic="modern" style:font-pitch="fixed"/>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list-style-name="">
      <style:paragraph-properties fo:margin-top="0in" fo:margin-bottom="0.139in" fo:line-height="115%"/>
      <style:text-properties fo:color="#a15000" fo:font-size="11pt" fo:language="en" fo:country="none" fo:font-weight="bold" style:font-size-asian="11pt" style:font-weight-asian="bold" style:font-size-complex="11pt" style:font-weight-complex="bold"/>
    </style:style>
    <style:style style:name="P2" style:family="paragraph" style:parent-style-name="Standard" style:list-style-name="" style:master-page-name="Standard">
      <style:paragraph-properties fo:margin-top="0in" fo:margin-bottom="0.139in" fo:line-height="115%" style:page-number="auto"/>
      <style:text-properties fo:color="#a15000" fo:font-size="11pt" fo:language="en" fo:country="none" fo:font-weight="bold" style:font-size-asian="11pt" style:font-weight-asian="bold" style:font-size-complex="11pt" style:font-weight-complex="bold"/>
    </style:style>
    <style:style style:name="T1" style:family="text">
      <style:text-properties style:font-name="Calibri" fo:font-size="11pt" fo:language="en" fo:country="none" style:font-name-asian="Calibri" style:font-size-asian="11pt" style:font-name-complex="Calibri"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P1 - oh, hey doll... you were gone a crazy long t1me...</text:p>
      <text:p text:style-name="P1">good to have you back, though... yo, that bomb stunt you pulled was some crazy sh*t.</text:p>
      <text:p text:style-name="P1">don't sell yourself short... 1 don't th1nk 1 could have done that. you're pretty gangsta, pe1xes.</text:p>
      <text:p text:style-name="P1">shoot, doll...</text:p>
      <text:p text:style-name="P1">ha, yeah that's r1ght... 1'm a "m*tant"... don't tell kankr1 1 sa1d that! he's my boy, but you know how he's not down w1th l1ngo l1ke that...</text:p>
      <text:p text:style-name="P1">yeah... he does that to you too, huh... that's some crazy sh*t!</text:p>
      <text:p text:style-name="P1">nah... m1ght have been cool to go full on rogue... hey, maybe you coulda g1ven me l1ke, steal1ng po1nters... what as a th1ef and all! </text:p>
      <text:p text:style-name="P1">but naw, 1 don't th1nk 1 could have gone through w1th that... not 1ntent1onally 1 mean...</text:p>
      <text:p text:style-name="P1">1 don't know... k1ll1ng yourself, that's... a heavy th1ng to do. 1'm not l1ke you, meenah... 1 don't th1nk anyone 1s... well maybe damara 1s k1nda... but maybe we shouldn't go 1nto that, hahaha. let unhatched f1duspawn l1e, you know...</text:p>
      <text:p text:style-name="P1">what 1'm say1ng 1s, you got game... and 1 can d1g that... but 1 was never as brave as people always thought... 1 don't know why they always thought that about me. maybe 1t's my w1ngs or my mohawk... or when 1 shout bangarang somet1mes real loud? makes 1t seem l1ke 1'm the sh1t, w1th b1g self esteem... but my self esteem 1s noth1ng really to crow about... 1 dunno...</text:p>
      <text:p text:style-name="P1">yeaaah...</text:p>
      <text:p text:style-name="P1">no, the robot body was def1n1tely a th1ng... 1 k1nd of blocked that out of my memory too, haha... that was... that sh*t was someth1ng else, yo! crazy...</text:p>
      <text:p text:style-name="P1">1'm sure you remember how all that started... back when damara and 1 were st1ll dat1ng... r1ng any bells?</text:p>
      <text:p text:style-name="P1">no, no... heh, just say1ng 1s all... 1t was that whole th1ng... anyway, that's when horuss was k1nd of mack1ng on me, remember... and 1 wasn't all about to vac1llate w1th h1m and her cause 1 knew how she was... d*mn, so jealous... so f***1ng crazy...</text:p>
      <text:p text:style-name="P1"><text:soft-page-break/>so she made me a cr*pple, remember?</text:p>
      <text:p text:style-name="P1">d*mn, yeah... 1 mean, she busted me up... couldn't move a muscle... well, could st1ll flap my w1ngs well enough, haha...</text:p>
      <text:p text:style-name="P1">really, 1 thought 1t would be alr1ght, just flapp1ng w1ngs around... 1 could st1ll fly and just hang there l1mp... m1ght have been a dope look!</text:p>
      <text:p text:style-name="P1">but nah... horuss thought better of 1t. bu1lt me the robo-bod, wh1ch was pretty t1ght...</text:p>
      <text:p text:style-name="P1">lost my w1ngs though wh1ch sucked... and k1nd of awkward just hav1ng a real guy's head on top of a b1g metal body and mak1ng all those d*mn legs move the r1ght way, you know... trott1ng 1s hard work yo.</text:p>
      <text:p text:style-name="P1">better than be1ng a cr*pple though. 1 mean a quadr1pleg1c, oops, haha... but 1 guess you d1dn't know what happened after that, s1nce you and damara were k1ll1ng each other and all...</text:p>
      <text:p text:style-name="P1">well... 1 d1ed. yeah... but...</text:p>
      <text:p text:style-name="P1">that's l1ke... wow, long story... guess you never heard... 1'll tell you some other t1me, 1t's th1s whole crazy th1ng. but...</text:p>
      <text:p text:style-name="P1">1 was dead, r1ght? and horuss k1ssed me back to l1fe... but just my head 1 th1nk... he was probably stand1ng on some mounta1n str1k1ng a pose l1ke a f***1ng gangsta, probably f1ght1ng a hoofbeast w1th a flam1ng mane and all... </text:p>
      <text:p text:style-name="P1">so yeah, next you saw me 1 had my normal body aga1n... 1t was cool of h1m to help me all the ways he has.</text:p>
      <text:p text:style-name="P1">and yeah, we went out, me and h1m... for a long t1me after that, k1nda off and on, even after we d1ed... 1n case you were gonna ask...</text:p>
      <text:p text:style-name="P1">r1ght... haha... too much 1nformat1on 1 guess? sorry doll.</text:p>
      <text:p text:style-name="P1">1 always wanted to thank you for stand1ng up for me... you know, when she cr*ppled me... even though 1t cost ya... that was pure class, pe1xes, 1'll never forget 1t.</text:p>
      <text:p text:style-name="P1">heh... yeah... 1 guess...</text:p>
      <text:p text:style-name="P1">MP2 - whoa, man... not you too!!! ahaha...</text:p>
      <text:p text:style-name="P1">1t's f1ne... 1t's alr1ght that you d1g me, 1'm flattered... you <text:soft-page-break/>were just the last person who hadn't h1t on me yet... and 1 k1nda dug that about you, you know?</text:p>
      <text:p text:style-name="P1">oh... wow... sh*t! sorry, guess 1 got the wrong 1dea...</text:p>
      <text:p text:style-name="P1">1t's just k1nd of a reflex, doll... you know? everybody h1ts on me all the t1me, and 1 don't know why... sh*t 1s crazy...</text:p>
      <text:p text:style-name="P1">just the other day, get th1s... some orange guy 1n a green sh1rt jumped out of some bushes and tr1ed to k1ss me... and 1'm l1ke whaaat... step off jolly man, haha...</text:p>
      <text:p text:style-name="P1">yo, that's cool of you to say... <text:s/>you've got k1nda th1s otenba b1shojo th1ng go1ng on yourself, g1rl... your style rocks, 1 always thought you looked pretty slamm1n...</text:p>
      <text:p text:style-name="P1">ahaha, bangarang! that's a scenar1o 1'd be alr1ght w1th...</text:p>
      <text:p text:style-name="P1">no one really to talk to anymore about my stor1es, yo... s1nce th1ngs got so ch1lly w1th my ex...</text:p>
      <text:p text:style-name="P1">seriously... she crazy...</text:p>
      <text:p text:style-name="P1">so what were you go1ng to ask me... uh, 1f not on a date?</text:p>
      <text:p text:style-name="P1">MP3 - oh sh*t... you want to be me? ok that's pretty dope 1 guess.</text:p>
      <text:p text:style-name="P1">but can 1t wa1t? my lusus 1s m1ss1ng aga1n and 1 can't th1nk stra1ght w1thout h1m... he's my happy thought!!! haha...</text:p>
      <text:p text:style-name="P1">1 hope damara d1dn't do someth1ng w1th h1m... she l1kes to f*** w1th me somet1mes by stash1ng the l1ttle guy somewhere... she's bonkers!!!</text:p>
      <text:p text:style-name="P1">MP4 - d*mn... thank god 1 got my lusus back... dunno what 1'd do w1thout the l1ttle guy!</text:p>
      <text:p text:style-name="P1">er... know what? not sure, doll!</text:p>
      <text:p text:style-name="P1">he could just be a memory f1gment or someth1ng l1ke that. or maybe he's really h1s ghost...</text:p>
      <text:p text:style-name="P1">when damara acc1dentally dropped a hunger trunk on h1m way back... crushed h1s l1ttle body... 1 always dreamed 1 m1ght meet up w1th h1m aga1n 1n the afterl1fe.</text:p>
      <text:p text:style-name="P1">so when 1 found h1m here... guess 1 d1dn't th1nk about 1t much? 1 was just happy to see h1m.</text:p>
      <text:p text:style-name="P1"><text:soft-page-break/>he 1s my happy thought after all. 1 can't really br1ng myself to do much w1thout h1m... l1ke fly... f1ght... crow..</text:p>
      <text:p text:style-name="P1">1 remember when 1 was young... just a l1ttle runt out there try1ng to make 1t 1n the world... people would look at me funny cause my w1ngs were grow1ng 1n, and that really freaked people out yo!</text:p>
      <text:p text:style-name="P1">so 1 got way self consc1ous and d1dn't feel at home out there... w1th everybody eye1ng me up l1ke that...</text:p>
      <text:p text:style-name="P1">so one n1ght my lusus led me 1nto the woods...</text:p>
      <text:p text:style-name="P1">and 1 found th1s whole baller v1llage of f***ck1n tree houses and rope ladders and 1 was l1ke D*MN!</text:p>
      <text:p text:style-name="P1">that's when 1 became an off1c1al member of the lost weeaboos.</text:p>
      <text:p text:style-name="P1">uh...</text:p>
      <text:p text:style-name="P1">yeah 1 guess... heh.</text:p>
      <text:p text:style-name="P1">but anyway, they were my boys... a better posse you couldn't hope to ch1ll w1th, k1ck the sh*t on troll an1me... all that.</text:p>
      <text:p text:style-name="P1">f1rst bumped 1nto damara out there... crazy t1mes!</text:p>
      <text:p text:style-name="P1">1 th1nk those were format1ve sweeps for me... learned to love a lotta th1ngs 1 st1ll do to th1s day.</text:p>
      <text:p text:style-name="P1">between you and me... 1 m1ss the days 1 could just jam w1th her about troll an1me... but now... you know how 1t 1s...</text:p>
      <text:p text:style-name="P1">yeah... 1 d1g that. never thought about that... huh.</text:p>
      <text:p text:style-name="P1">1t's ok, 1 get that the stuff 1 l1ke 1sn't for everyone.</text:p>
      <text:p text:style-name="P1">people say 1t's just for w1gglers... and 1 k1nd of assumed one day 1'd grow out of 1t, but guess 1 never d1d?</text:p>
      <text:p text:style-name="P1">then aga1n... we all d1ed... and now we really are all young forever...</text:p>
      <text:p text:style-name="P1">just l1ke the prophecy of the lost weeaboos sa1d...</text:p>
      <text:p text:style-name="P1">whoa spooky... 1 always thought that was a load of bs!!!</text:p>
      <text:p text:style-name="P1">_</text:p>
      <text:p text:style-name="P1">HZ1 - hey man. oh, heh... st1ll mak1ng that face 1 see... </text:p>
      <text:p text:style-name="P1"><text:soft-page-break/>um... no... 1t's uh... yeah, 1t's alr1ght horuss. the look 1s really, uh... someth1ng else. wow.</text:p>
      <text:p text:style-name="P1">err... haha. that's cool... but yeah, that's f1ne. really 1 can d1g the look, 1 guess. just do whatever you're feel1ng w1th 1t...</text:p>
      <text:p text:style-name="P1">yeah... uh... thanks. 1 should probably try to work on that though...</text:p>
      <text:p text:style-name="P1">no, 1 d1dn't mean, l1ke... be MORE l1ke that... 1 mean... uh, sorry to 1nterrupt... go ahead?</text:p>
      <text:p text:style-name="P1">hey, uh... horuss... 1 th1nk...</text:p>
      <text:p text:style-name="P1">we need to talk.</text:p>
      <text:p text:style-name="P1">1 mean, when you get a m1nute...</text:p>
      <text:p text:style-name="P1">1 th1nk maybe we should l1ke...</text:p>
      <text:p text:style-name="P1">uh... see other...</text:p>
      <text:p text:style-name="P1">l1ke... don't get me wrong... we had some good t1mes together... 1t's been great really...</text:p>
      <text:p text:style-name="P1">but maybe 1t's t1me to uh... 1 dunno.</text:p>
      <text:p text:style-name="P1">wow man. that's...</text:p>
      <text:p text:style-name="P1">wow.</text:p>
      <text:p text:style-name="P1">hey... yo... that...</text:p>
      <text:p text:style-name="P1">that's some freaky sh*t dog!</text:p>
      <text:p text:style-name="P1">oh... yeah.</text:p>
      <text:p text:style-name="P1">uh...</text:p>
      <text:p text:style-name="P1">never m1nd.</text:p>
      <text:p text:style-name="P1">ZH2 - oh SH*T! you found h1m... thank you so much!!!</text:p>
      <text:p text:style-name="P1">1 was so worr1ed... but now he's back, and so are my happy thoughts.</text:p>
      <text:p text:style-name="P1">got all k1nds of conf1dence now... heh, you wanna be me? my self esteem can totally accommodate that yo!!!</text:p>
      <text:p text:style-name="P1">ZH3 - yo yo, horuss my gangsta, how you feel?</text:p>
      <text:p text:style-name="P1">can 1 get a way gentle f1st bump from my boy? heh, yeah... just <text:soft-page-break/>l1ke that... f*ck yes.</text:p>
      <text:p text:style-name="P1">anyway 1've been mean1ng to talk to you about someth1ng... someth1ng uh... pretty 1mportant.</text:p>
      <text:p text:style-name="P1">about us and the future and all that... you got a m1nute?</text:p>
      <text:p text:style-name="P1">ok, cool. so... d*mn... where do 1 even start...</text:p>
      <text:p text:style-name="P1">you know we've had noth1ng but good t1mes together... 1t's been the bomb.</text:p>
      <text:p text:style-name="P1">well, maybe not everyth1ng... sh*t got d1cey at the start... w1th my crazy ex and... yeah. that's not the po1nt.</text:p>
      <text:p text:style-name="P1">remember the way you used to be... before you all started be1ng 1nterested 1n me... man you thought 1 sucked! haha, just another lowblood not worth your t1me.</text:p>
      <text:p text:style-name="P1">you were so p1ssed at people l1ke me and damara... so angry, damn. sh*t was scary... and damara... she used to be n1ce as can be... dunno what happened there. talk about a personal1ty sw1tch... for both of ya...</text:p>
      <text:p text:style-name="P1">but then for whatever reason... 1 guess you wanted to reach out to me? 1 mean... 1n secret, 1 know. you d1dn't want to be all shamed out of your h1ghbrow CIP club, 1 could always d1g that. 1 understood, you know?</text:p>
      <text:p text:style-name="P1">so you came to my woods... never told anybody... we hung out. that meant a lot to me. 1 want you to know that.</text:p>
      <text:p text:style-name="P1">people always had crazy 1deas about me. l1ke 1 was th1s brave adventure guy all up 1n th1s forest be1ng a bad*ss and sh*t. people l1ke... they always wanted to be w1th me, or... maybe even wanted to BE me? 1t was all k1nd of whack... even damara when we were go1ng out d1dn't really get me, 1 th1nk... she put me on th1s pedestal, 1 mean, back before she snapped.</text:p>
      <text:p text:style-name="P1">but you saw me for who 1 was. wh1ch was... not a perfect guy.</text:p>
      <text:p text:style-name="P1">l1ke, 1 wasn't really sure about myself, and you saw that... so you actually helped me.</text:p>
      <text:p text:style-name="P1">when we were 1n the woods together, you taught me to f1ght... taught me to fly... taught me to crow!</text:p>
      <text:p text:style-name="P1">well, not l1terally. 1 mean... 1 knew how to do those th1ngs. 1 knew techn1cally how to flap my w1ngs and fly through the a1r. 1 <text:soft-page-break/>knew how to say "bangarang" all loud 1f 1 really wanted to... but that was the th1ng. 1 was scared! 1 was scared of fly1ng and fall1ng... 1 was scared of f1ght1ng and fa1l1ng... and 1 was scared of crow1ng and... sound1ng l1ke a f***1ng 1d1ot 1 guess! lol...</text:p>
      <text:p text:style-name="P1">but you helped me not be so scared, or self consc1ous maybe... you just helped me be myself. l1ke... to just be ok w1th not be1ng perfect, or l1v1ng up to whatever people th1nk 1 should be.</text:p>
      <text:p text:style-name="P1">maybe 1t's just nostalg1a... there was someth1ng better about those t1mes... just you and me ch1ll1ng 1n the woods. but then we entered the game.</text:p>
      <text:p text:style-name="P1">and for some reason... st1ll don't know why... damara just started go1ng a l1ttle more nuts every day... gett1ng more and more jealous when she knew we were hang1ng out...</text:p>
      <text:p text:style-name="P1">then she found out 1t was more than just hang1ng out... and 1 guess the rest was h1story.</text:p>
      <text:p text:style-name="P1">and yada yada... then we all d1ed... and we been together ever s1nce. all th1s t1me as ghosts...</text:p>
      <text:p text:style-name="P1">wh1ch 1s... a long t1me, you know?</text:p>
      <text:p text:style-name="P1">and 1'll always be grateful for what we had together... but... 1 guess people change.</text:p>
      <text:p text:style-name="P1">even as ghosts, they change, 1f you g1ve em long enough... they start want1ng d1fferent th1ngs...</text:p>
      <text:p text:style-name="P1">aw man! 1'm go1ng about th1s all wrong... say1ng way too much, but not what 1 want to say... sh*t, haha.</text:p>
      <text:p text:style-name="P1">1 should just use the bravery you helped me understand 1 always had, and just say 1t...</text:p>
      <text:p text:style-name="P1">1 th1nk we should break up.</text:p>
      <text:p text:style-name="P1">...</text:p>
      <text:p text:style-name="P1">uh...</text:p>
      <text:p text:style-name="P1">you ok, bro?</text:p>
      <text:p text:style-name="P1">...</text:p>
      <text:p text:style-name="P1">um. yeah... we can do that... 1 guess. that sounds... uh... dope.</text:p>
      <text:p text:style-name="P1"><text:soft-page-break/>...</text:p>
      <text:p text:style-name="P1">bangarang.</text:p>
      <text:p text:style-name="P1">_</text:p>
      <text:p text:style-name="P1">DM1 - hey doll... don't suppose you had anyth1ng to do w1th the recent d1sappearance of my lusus, d1d you?</text:p>
      <text:p text:style-name="P1">yeah... sure... l1ke 1 bel1eve that!</text:p>
      <text:p text:style-name="P1">l1ke 1'm not so on to your tr1cks by now...</text:p>
      <text:p text:style-name="P1">no... not yet...</text:p>
      <text:p text:style-name="P1">1 tr1ed... but 1 just couldn't do 1t... 1t's hard, you know?</text:p>
      <text:p text:style-name="P1">d*mn... so cold, g1rl. why can't you let the past go?</text:p>
      <text:p text:style-name="P1">anyway... once 1 actually do get up the nerve to break 1t to h1m... don't be th1nk1ng th1s 1s your b1g chance w1th me!</text:p>
      <text:p text:style-name="P1">1t's over between us for good... k1nda for obv1ous reasons... so just fr1ends, you d1g?</text:p>
      <text:p text:style-name="P1">haha... yeah, 1 f1gured you'd be l1ke that.</text:p>
      <text:p text:style-name="P1">anyway, meenah k1nd of needs to keep go1ng through th1s bubble... 1 know you l1ke to make sh*t d1ff1cult for everyone all the t1me, but...</text:p>
      <text:p text:style-name="P1">you th1nk you could get r1d of that b1g *ss 1ceberg th1ng you dropped there?</text:p>
      <text:p text:style-name="P1">aw, come on... do 1t for me, damara?</text:p>
      <text:p text:style-name="P1">hahahaha... wow... alr1ght uh... maybe? just go...</text:p>
      <text:p text:style-name="P1">DM2 - gotta be honest damara... 1 been feel1ng pretty bad...</text:p>
      <text:p text:style-name="P1">um... you can keep a secret, r1ght?</text:p>
      <text:p text:style-name="P1">yeah...</text:p>
      <text:p text:style-name="P1">1t's horuss... and you know... been th1nk1ng about break1ng 1t off w1th h1m...</text:p>
      <text:p text:style-name="P1">hahaha! naw... that wouldn't do much good...</text:p>
      <text:p text:style-name="P1">1 mean... 1 feel l1ke a chump for even th1nk1ng about 1t... he's been so cool...</text:p>
      <text:p text:style-name="P1"><text:soft-page-break/>but d*mn! etern1ty 1s a long f***1ng t1me!!! 1 dunno 1f a relat1onsh1p should really last that long...</text:p>
      <text:p text:style-name="P1">whoa, uh... k1nda personal quest1on? anyway that's not 1t...</text:p>
      <text:p text:style-name="P1">1 feel gu1lty for say1ng so... 1'm just not 1nto 1t... so many repet1t1ve dates over the m1llen1a... so much l1ke... talk1ng about l1vestock and b1g muscular an1mals and... 1 dunno. those aren't really my 1nterests...</text:p>
      <text:p text:style-name="P1">maybe we were never that compat1ble and 1 just never had the guts to say so?</text:p>
      <text:p text:style-name="P1">1 know, 1 know... 1 d1dn't l1sten to you... 1 f1gured you were st1ll all mad and jealous!!!</text:p>
      <text:p text:style-name="P1">r1ght... 1 just don't know what to do.</text:p>
      <text:p text:style-name="P1">he's great... but he's so cl1ngy! 1 don't know how he keeps that up after all th1s t1me... dude's got stam1na... 1'm just l1ke... romant1cally exhausted. you get me, doll?</text:p>
      <text:p text:style-name="P1">heh, touche.</text:p>
      <text:p text:style-name="P1">but for real... 1 just don't want to hurt h1s feel1ngs...</text:p>
      <text:p text:style-name="P1">no!!! god, no... don't hurt anyone... let's not go there aga1n!</text:p>
      <text:p text:style-name="P1">er... 1 guess 1f the two of you are l1ke... um. that's really between you and h1m? not sure he would go for that... anyway, 1 don't th1nk that would actually help me...</text:p>
      <text:p text:style-name="P1">man, no! 1 told you, please don't feed anyone's soul to ANYBODY!!!</text:p>
      <text:p text:style-name="P1">you've got to keep crazy talk l1ke that down, damara!</text:p>
      <text:p text:style-name="P1">1f people knew some of the sh*t you sa1d... how you say crazy sh*t l1ke you want to serve h1m... f***!</text:p>
      <text:p text:style-name="P1">1t wouldn't be cool... people would fl1p...</text:p>
      <text:p text:style-name="P1">h*ll, d1dn't you hear meenah was try1ng to ra1se an army to k1ll h1m?</text:p>
      <text:p text:style-name="P1">1f she could hear some of the th1ngs you told me... sh*t... 1 can't ever let her f1nd out...</text:p>
      <text:p text:style-name="P1">1f she knew, you'd both start f1ght1ng aga1n...</text:p>
      <text:p text:style-name="P1"><text:soft-page-break/>_</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 svg:font-family="Calibri" style:font-family-generic="swiss"/>
    <style:font-face style:name="Lucida Sans1" svg:font-family="'Lucida Sans'" style:font-family-generic="swiss"/>
    <style:font-face style:name="Courier New" svg:font-family="'Courier New'" style:font-family-generic="modern" style:font-pitch="fixed"/>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none"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none" style:punctuation-wrap="hanging" style:line-break="strict" style:tab-stop-distance="0.5in" style:writing-mode="page"/>
      <style:text-properties style:use-window-font-color="true" style:font-name="Courier New" fo:font-size="12pt" fo:language="en" fo:country="US" style:font-name-asian="Courier New" style:font-size-asian="12pt" style:language-asian="en" style:country-asian="US" style:font-name-complex="Courier New"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fo:border="none" fo:padding="0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document-statistic meta:table-count="0" meta:image-count="0" meta:object-count="0" meta:page-count="10" meta:paragraph-count="160" meta:word-count="2586" meta:character-count="13739"/>
    <meta:generator>OpenOffice/4.1.2$Win32 OpenOffice.org_project/412m3$Build-9782</meta:generator>
  </office:meta>
</office:document-meta>
</file>